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4.83cm" fo:min-width="13.724cm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4.5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3.56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.47cm" fo:min-width="0.22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color="#ffffff"/>
    </style:style>
    <style:style style:name="P4" style:family="paragraph">
      <loext:graphic-properties draw:fill="none" draw:fill-color="#ffffff"/>
      <style:text-properties fo:color="#ffffff" fo:font-size="10pt" style:font-size-asian="10pt" style:font-size-complex="10pt"/>
    </style:style>
    <style:style style:name="P5" style:family="paragraph">
      <style:text-properties fo:font-size="10pt" fo:background-color="transparent" style:font-size-asian="10pt" style:font-size-complex="10pt"/>
    </style:style>
    <style:style style:name="P6" style:family="paragraph">
      <loext:graphic-properties draw:fill="none" draw:fill-color="#ffffff"/>
      <style:text-properties fo:color="#ffffff" fo:font-size="10pt" fo:background-color="transparent" style:font-size-asian="10pt" style:font-size-complex="10pt"/>
    </style:style>
    <style:style style:name="P7" style:family="paragraph">
      <style:paragraph-properties fo:text-align="center"/>
      <style:text-properties fo:color="#ffffff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0000"/>
      <style:paragraph-properties fo:text-align="center"/>
      <style:text-properties fo:color="#ffffff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color="#ffffff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fo:font-size="10pt" fo:background-color="transparen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4.224cm" svg:height="5.08cm" svg:x="5.842cm" svg:y="2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2.54cm" svg:x="6.604cm" svg:y="3.556cm">
          <text:p text:style-name="P2"><text:span text:style-name="T1">Fronten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2.54cm" svg:x="13.97cm" svg:y="3.556cm">
          <text:p text:style-name="P2"><text:span text:style-name="T1">Backend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067cm" svg:height="0.662cm" svg:x="14.967cm" svg:y="3.656cm">
          <draw:text-box>
            <text:p text:style-name="P3"><text:span text:style-name="T2">Django Project</text:span></text:p>
          </draw:text-box>
        </draw:frame>
        <draw:frame draw:style-name="gr3" draw:text-style-name="P6" draw:layer="layout" svg:width="3.423cm" svg:height="0.662cm" svg:x="7.499cm" svg:y="3.656cm">
          <draw:text-box>
            <text:p text:style-name="P5"><text:span text:style-name="T3">Webpack </text:span><text:span text:style-name="T3">Project</text:span></text:p>
          </draw:text-box>
        </draw:frame>
        <draw:custom-shape draw:style-name="gr4" draw:text-style-name="P7" draw:layer="layout" svg:width="4.064cm" svg:height="2.286cm" svg:x="7.62cm" svg:y="10.414cm">
          <text:p text:style-name="P2"><text:span text:style-name="T1">Worker 1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2.286cm" svg:x="12.7cm" svg:y="10.414cm">
          <text:p text:style-name="P2"><text:span text:style-name="T1">Worker 2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2.286cm" svg:x="18.796cm" svg:y="10.414cm">
          <text:p text:style-name="P2"><text:span text:style-name="T1">Worker N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524cm" svg:height="0.988cm" svg:x="17.272cm" svg:y="10.95cm">
          <draw:text-box>
            <text:p>...</text:p>
          </draw:text-box>
        </draw:frame>
        <draw:frame draw:style-name="gr3" draw:text-style-name="P8" draw:layer="layout" svg:width="5.641cm" svg:height="0.988cm" svg:x="10.361cm" svg:y="2.314cm">
          <draw:text-box>
            <text:p>Web Application</text:p>
          </draw:text-box>
        </draw:frame>
        <draw:custom-shape draw:style-name="gr6" draw:text-style-name="P9" draw:layer="layout" svg:width="1.016cm" svg:height="1.016cm" svg:x="6.35cm" svg:y="5.588cm">
          <text:p text:style-name="P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016cm" svg:height="1.016cm" svg:x="13.716cm" svg:y="5.588cm">
          <text:p text:style-name="P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016cm" svg:height="1.016cm" svg:x="7.112cm" svg:y="9.906cm">
          <text:p text:style-name="P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13.462cm" svg:y1="7.366cm" svg:x2="10.16cm" svg:y2="10.414cm">
          <text:p/>
        </draw:line>
        <draw:line draw:style-name="gr7" draw:text-style-name="P10" draw:layer="layout" svg:x1="13.463cm" svg:y1="7.366cm" svg:x2="15.24cm" svg:y2="10.414cm">
          <text:p/>
        </draw:line>
        <draw:line draw:style-name="gr7" draw:text-style-name="P10" draw:layer="layout" svg:x1="13.463cm" svg:y1="7.366cm" svg:x2="21.082cm" svg:y2="10.414cm">
          <text:p/>
        </draw:line>
        <draw:line draw:style-name="gr8" draw:text-style-name="P2" draw:layer="layout" svg:x1="11.684cm" svg:y1="4.826cm" svg:x2="13.97cm" svg:y2="4.826cm">
          <text:p/>
        </draw:lin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28T13:01:55.685803038</meta:creation-date>
    <dc:date>2020-01-28T13:40:58.201043607</dc:date>
    <meta:editing-duration>PT18M25S</meta:editing-duration>
    <meta:editing-cycles>11</meta:editing-cycles>
    <meta:generator>LibreOffice/6.3.4.2.0$Linux_X86_64 LibreOffice_project/30$Build-2</meta:generator>
    <meta:document-statistic meta:object-count="40"/>
  </office:meta>
</office:document-meta>
</file>